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2.6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kax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 I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 co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bbit coa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bbit Hid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olf Hid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</table:table>
      <table:table table:name="Building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</table:table>
      <table:table table:name="Obstacles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m ID?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 Do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en Flo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en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neNod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00-00-00</text:date>, <text:time style:data-style-name="N2" text:time-value="11:50:38.6174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2-14T11:50:49.975287200</dc:date>
    <meta:editing-duration>PT8M24S</meta:editing-duration>
    <meta:editing-cycles>10</meta:editing-cycles>
    <meta:generator>LibreOffice/25.2.7.2$Windows_X86_64 LibreOffice_project/5cbfd1ab6520636bb5f7b99185aa69bd7456825d</meta:generator>
    <meta:document-statistic meta:table-count="3" meta:cell-count="103" meta:object-count="0"/>
  </office:meta>
</office:document-meta>
</file>